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" calcext:value-type="float">
            <text:p>2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.00.0000</text:date>, <text:time style:data-style-name="N2" text:time-value="22:14:40.6299026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21T16:16:13.346716953</dc:date>
    <meta:editing-duration>P65DT9H7M39S</meta:editing-duration>
    <meta:editing-cycles>336</meta:editing-cycles>
    <meta:document-statistic meta:table-count="4" meta:cell-count="391" meta:object-count="0"/>
  </office:meta>
</office:document-meta>
</file>